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5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50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98mm"/>
    </style:style>
    <style:style style:name="co6" style:family="table-column">
      <style:table-column-properties fo:break-before="auto" style:column-width="36.14mm"/>
    </style:style>
    <style:style style:name="co7" style:family="table-column">
      <style:table-column-properties fo:break-before="auto" style:column-width="37.24mm"/>
    </style:style>
    <style:style style:name="co8" style:family="table-column">
      <style:table-column-properties fo:break-before="auto" style:column-width="31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ssing movement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1 – III. Affettuoso e sostenu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2 – II. Adagi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3 – I. Allegro con Spiri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. Allegro di Mol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I. Un poco Adagio Affettuoso</text:p>
          </table:table-cell>
          <table:covered-table-cell table:number-columns-repeated="3"/>
        </table:table-row>
      </table:table>
      <table:table table:name="manual annotation" table:style-name="ta1">
        <table:table-column table:style-name="co4" table:number-columns-repeated="6" table:default-cell-style-name="ce1"/>
        <table:table-row table:style-name="ro1">
          <table:table-cell table:style-name="Default" office:value-type="string" calcext:value-type="string">
            <text:p>Original humdrum score</text:p>
          </table:table-cell>
          <table:table-cell table:style-name="Default" table:number-columns-repeated="3"/>
          <table:table-cell table:style-name="Default" office:value-type="string" calcext:value-type="string">
            <text:p>Appended analysis</text:p>
          </table:table-cell>
          <table:table-cell table:style-name="Default"/>
        </table:table-row>
        <table:table-row table:style-name="ro1">
          <table:table-cell table:number-columns-repeated="4" office:value-type="string" calcext:value-type="string">
            <text:p>**kern</text:p>
          </table:table-cell>
          <table:table-cell office:value-type="string" calcext:value-type="string">
            <text:p>**harm</text:p>
          </table:table-cell>
          <table:table-cell office:value-type="string" calcext:value-type="string">
            <text:p>**commentary</text:p>
          </table:table-cell>
        </table:table-row>
        <table:table-row table:style-name="ro1">
          <table:table-cell table:number-columns-repeated="6" office:value-type="string" calcext:value-type="string">
            <text:p>*k[b-e-]</text:p>
          </table:table-cell>
        </table:table-row>
        <table:table-row table:style-name="ro1">
          <table:table-cell table:number-columns-repeated="6" office:value-type="string" calcext:value-type="string">
            <text:p>*g:</text:p>
          </table:table-cell>
        </table:table-row>
        <table:table-row table:style-name="ro1">
          <table:table-cell office:value-type="string" calcext:value-type="string">
            <text:p>*clefF4</text:p>
          </table:table-cell>
          <table:table-cell office:value-type="string" calcext:value-type="string">
            <text:p>*clefC3</text:p>
          </table:table-cell>
          <table:table-cell table:number-columns-repeated="2" office:value-type="string" calcext:value-type="string">
            <text:p>*clefG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6" office:value-type="string" calcext:value-type="string">
            <text:p>*M3/4</text:p>
          </table:table-cell>
        </table:table-row>
        <table:table-row table:style-name="ro1">
          <table:table-cell table:number-columns-repeated="4" office:value-type="string" calcext:value-type="string">
            <text:p>2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4r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2.r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o</text:p>
          </table:table-cell>
          <table:table-cell office:value-type="string" calcext:value-type="string">
            <text:p>Not really diminished, missing the fifth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2e-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g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table:number-columns-repeated="2"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.A</text:p>
          </table:table-cell>
          <table:table-cell office:value-type="string" calcext:value-type="string">
            <text:p>[2.c</text:p>
          </table:table-cell>
          <table:table-cell office:value-type="string" calcext:value-type="string">
            <text:p>[2.f#</text:p>
          </table:table-cell>
          <table:table-cell office:value-type="string" calcext:value-type="string">
            <text:p>4cc</text:p>
          </table:table-cell>
          <table:table-cell office:value-type="string" calcext:value-type="string">
            <text:p>viio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cc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A_</text:p>
          </table:table-cell>
          <table:table-cell office:value-type="string" calcext:value-type="string">
            <text:p>2.c_</text:p>
          </table:table-cell>
          <table:table-cell office:value-type="string" calcext:value-type="string">
            <text:p>2.f#_</text:p>
          </table:table-cell>
          <table:table-cell office:value-type="string" calcext:value-type="string">
            <text:p>2ee-</text:p>
          </table:table-cell>
          <table:table-cell office:value-type="string" calcext:value-type="string">
            <text:p>viioD7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ee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A]</text:p>
          </table:table-cell>
          <table:table-cell office:value-type="string" calcext:value-type="string">
            <text:p>4c]</text:p>
          </table:table-cell>
          <table:table-cell office:value-type="string" calcext:value-type="string">
            <text:p>4f#]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2r</text:p>
          </table:table-cell>
          <table:table-cell office:value-type="string" calcext:value-type="string">
            <text:p>4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,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,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,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,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,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,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,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,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,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,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,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,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,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,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,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,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,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,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,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,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,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,76%</text:p>
          </table:table-cell>
        </table:table-row>
      </table:table>
      <table:table table:name="Chord distributions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Op.20 No.1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38 (24.3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1 (7.0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2 (7.6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1 (0.6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6 (10.2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67 (42.9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9 (5.7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2 (1.2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33 (32.1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9 (4.5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 (0.2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52 (12.5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72 (17.3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29 (31.1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8 (1.9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414" calcext:value-type="float">
            <text:p>414</text:p>
          </table:table-cell>
        </table:table-row>
        <table:table-row table:style-name="ro3">
          <table:table-cell office:value-type="string" calcext:value-type="string">
            <text:p>Op.20 No.1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24 (31.5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8 (10.5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1 (14.4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5 (6.5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</text:p>
          </table:table-cell>
          <table:table-cell office:value-type="string" calcext:value-type="string">
            <text:p>2 (2.6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26 (34.2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28 (34.5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8 (9.8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3 (3.7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0 (12.3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32 (39.5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Op.20 No.1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50 (23.4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8 (8.4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5 (7.0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7 (7.9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9 (8.9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79 (37.0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4 (1.8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1 (5.1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69 (30.8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7 (7.5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4 (1.7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2 (14.2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36 (16.0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65 (29.0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 (0.4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24" calcext:value-type="float">
            <text:p>224</text:p>
          </table:table-cell>
        </table:table-row>
        <table:table-row table:style-name="ro3">
          <table:table-cell office:value-type="string" calcext:value-type="string">
            <text:p>Op.20 No.1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49 (25.3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5 (2.5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28 (14.5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6 (8.2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5 (2.5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80 (41.4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2 (1.0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1 (0.5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7 (3.6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81 (29.3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2 (4.3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2 (0.7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4 (12.3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41 (14.8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02 (36.9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4 (1.4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</table:table-row>
        <table:table-row table:style-name="ro3">
          <table:table-cell office:value-type="string" calcext:value-type="string">
            <text:p>Op.20 No.2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48 (22.2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5 (6.9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23 (10.6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7 (7.8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2 (5.5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89 (41.2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2 (0.9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1 (0.4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9 (4.1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77 (26.3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8 (6.1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 (0.3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42 (14.3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29 (9.9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20 (41.1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5 (1.7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92" calcext:value-type="float">
            <text:p>292</text:p>
          </table:table-cell>
        </table:table-row>
        <table:table-row table:style-name="ro3">
          <table:table-cell office:value-type="string" calcext:value-type="string">
            <text:p>Op.20 No.2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36 (23.0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8 (5.1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5 (9.6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3 (14.7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7 (4.4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61 (39.1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6 (3.8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55 (26.9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8 (3.9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7 (3.4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42 (20.5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7 (8.3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67 (32.8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8 (3.9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04" calcext:value-type="float">
            <text:p>204</text:p>
          </table:table-cell>
        </table:table-row>
        <table:table-row table:style-name="ro3">
          <table:table-cell office:value-type="string" calcext:value-type="string">
            <text:p>Op.20 No.2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27 (28.7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4 (4.2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2 (12.7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0 (10.6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2 (2.1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37 (39.3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2 (2.1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42 (32.8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3 (2.3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3 (2.3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9 (22.6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1 (8.5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38 (29.6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2 (1.5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Op.20 No.2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79 (18.9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37 (8.8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52 (12.4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48 (11.4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40 (9.5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</text:p>
          </table:table-cell>
          <table:table-cell office:value-type="string" calcext:value-type="string">
            <text:p>5 (1.2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38 (33.0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1 (0.2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8 (4.3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01 (19.6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42 (8.1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0 (1.9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49 (9.5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88 (17.1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206 (40.0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8 (3.5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514" calcext:value-type="float">
            <text:p>514</text:p>
          </table:table-cell>
        </table:table-row>
        <table:table-row table:style-name="ro3">
          <table:table-cell office:value-type="string" calcext:value-type="string">
            <text:p>Op.20 No.3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51 (15.9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22 (6.8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33 (10.3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5 (10.9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21 (6.5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</text:p>
          </table:table-cell>
          <table:table-cell office:value-type="string" calcext:value-type="string">
            <text:p>10 (3.1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28 (40.0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2 (0.6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3 (0.9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5 (4.6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28 (27.4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28 (6.0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2 (2.5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65 (13.9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57 (12.2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53 (32.8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23 (4.9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466" calcext:value-type="float">
            <text:p>466</text:p>
          </table:table-cell>
        </table:table-row>
        <table:table-row table:style-name="ro3">
          <table:table-cell office:value-type="string" calcext:value-type="string">
            <text:p>Op.20 No.3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31 (21.2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6 (4.1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20 (13.7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9 (6.1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1 (7.5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</text:p>
          </table:table-cell>
          <table:table-cell office:value-type="string" calcext:value-type="string">
            <text:p>1 (0.6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63 (43.1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1 (0.6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4 (2.7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44 (30.1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5 (3.4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2 (1.3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6 (10.9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23 (15.7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51 (34.9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5 (3.4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</table:table-row>
        <table:table-row table:style-name="ro3">
          <table:table-cell office:value-type="string" calcext:value-type="string">
            <text:p>Op.20 No.3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62 (36.2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8 (4.6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3 (1.7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6 (9.3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6 (3.5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73 (42.6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1 (0.5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2 (1.1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68 (36.5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6 (3.2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5 (18.8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7 (3.7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66 (35.4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4 (2.1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office:value-type="string" calcext:value-type="string">
            <text:p>Op.20 No.3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48 (29.6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0 (6.1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20 (12.3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2 (1.2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3 (1.8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62 (38.2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2 (1.2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0 (6.1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5 (3.0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77 (34.6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7 (3.1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2 (0.9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9 (13.0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5 (6.7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87 (39.1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5 (2.2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22" calcext:value-type="float">
            <text:p>222</text:p>
          </table:table-cell>
        </table:table-row>
        <table:table-row table:style-name="ro3">
          <table:table-cell office:value-type="string" calcext:value-type="string">
            <text:p>Op.20 No.4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11 (32.1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5 (1.4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40 (11.5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9 (11.3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35 (10.1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01 (29.2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2 (0.5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1 (0.2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1 (3.1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32 (30.1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23 (5.2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 (0.2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54 (12.3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61 (13.9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56 (35.6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1 (2.5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438" calcext:value-type="float">
            <text:p>438</text:p>
          </table:table-cell>
        </table:table-row>
        <table:table-row table:style-name="ro3">
          <table:table-cell office:value-type="string" calcext:value-type="string">
            <text:p>Op.20 No.4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60 (22.9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21 (8.0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46 (17.6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7 (14.1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5 (1.9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61 (23.3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7 (2.6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8 (3.0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6 (6.1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87 (31.5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6 (2.1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0 (3.6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58 (21.0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6 (5.8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91 (32.9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8 (2.9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</table:table-row>
        <table:table-row table:style-name="ro3">
          <table:table-cell office:value-type="string" calcext:value-type="string">
            <text:p>Op.20 No.4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20 (30.7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5 (7.6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4 (6.1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 (4.6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8 (12.3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25 (38.4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8 (33.9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9 (16.9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 (1.8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20 (37.7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5 (9.4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Op.20 No.4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82 (27.0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1 (3.6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30 (9.9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8 (9.2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40 (13.2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</text:p>
          </table:table-cell>
          <table:table-cell office:value-type="string" calcext:value-type="string">
            <text:p>3 (0.9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96 (31.6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4 (1.3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9 (2.9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01 (33.2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0 (3.2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5 (1.6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4 (11.1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51 (16.7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89 (29.2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4 (4.6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04" calcext:value-type="float">
            <text:p>304</text:p>
          </table:table-cell>
        </table:table-row>
        <table:table-row table:style-name="ro3">
          <table:table-cell office:value-type="string" calcext:value-type="string">
            <text:p>Op.20 No.5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68 (29.1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6 (2.5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5 (6.4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9 (8.1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22 (9.4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94 (40.3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4 (1.7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5 (2.1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60 (31.8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0 (1.9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9 (1.7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72 (14.3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47 (9.3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95 (38.8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9 (1.7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502" calcext:value-type="float">
            <text:p>502</text:p>
          </table:table-cell>
        </table:table-row>
        <table:table-row table:style-name="ro3">
          <table:table-cell office:value-type="string" calcext:value-type="string">
            <text:p>Op.20 No.5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43 (28.2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7 (4.6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26 (17.1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2 (7.8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6 (3.9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</text:p>
          </table:table-cell>
          <table:table-cell office:value-type="string" calcext:value-type="string">
            <text:p>2 (1.3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48 (31.5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1 (0.6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7 (4.6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55 (37.6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2 (1.3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2 (15.0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8 (5.4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56 (38.3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3 (2.0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</table:table-row>
        <table:table-row table:style-name="ro3">
          <table:table-cell office:value-type="string" calcext:value-type="string">
            <text:p>Op.20 No.5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49 (25.7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3 (6.8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2 (6.3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9 (4.7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24 (12.6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82 (43.1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 (0.5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65 (30.9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4 (6.6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0 (9.5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30 (14.2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81 (38.5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string" calcext:value-type="string">
            <text:p>Op.20 No.5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71 (28.7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6 (6.4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34 (13.7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4 (9.7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9 (3.6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89 (36.0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4 (1.6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92 (26.9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4 (4.1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3 (0.8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66 (19.3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21 (6.1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37 (40.1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8 (2.3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41" calcext:value-type="float">
            <text:p>341</text:p>
          </table:table-cell>
        </table:table-row>
        <table:table-row table:style-name="ro3">
          <table:table-cell office:value-type="string" calcext:value-type="string">
            <text:p>Op.20 No.6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98 (33.6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3 (4.4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7 (5.8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2 (7.5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8 (6.1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</text:p>
          </table:table-cell>
          <table:table-cell office:value-type="string" calcext:value-type="string">
            <text:p>2 (0.6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17 (40.2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2 (0.6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2 (0.6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46 (36.5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5 (3.7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6 (1.5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60 (15.0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5 (3.7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55 (38.7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3 (0.7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Op.20 No.6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49 (26.2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8 (4.2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24 (12.8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3 (6.9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8 (4.2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81 (43.3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1 (0.5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3 (1.6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53 (31.1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6 (3.5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1 (18.2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5 (8.8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61 (35.88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4 (2.3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string" calcext:value-type="string">
            <text:p>Op.20 No.6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26 (41.2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 (1.5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3 (4.7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8 (12.7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2 (3.1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22 (34.92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 (1.5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27 (45.0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 (1.6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 (1.6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12 (20.00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9 (31.6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Op.20 No.6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ual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66 (23.7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30 (10.7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14 (5.0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5 (8.9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36 (12.95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90 (32.37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1 (0.3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16 (5.7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Automatic annotation 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66 (19.6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38 (11.31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I</text:p>
          </table:table-cell>
          <table:table-cell office:value-type="string" calcext:value-type="string">
            <text:p>6 (1.79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4 (7.1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60 (17.86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11 (33.04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31 (9.23%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36" calcext:value-type="float">
            <text:p>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.00.0000</text:date>, <text:time style:data-style-name="N2" text:time-value="16:10:37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12H39M15S</meta:editing-duration>
    <meta:editing-cycles>10</meta:editing-cycles>
    <meta:generator>LibreOffice/5.2.2.2$Windows_x86 LibreOffice_project/8f96e87c890bf8fa77463cd4b640a2312823f3ad</meta:generator>
    <dc:date>2017-08-02T16:29:43.246000000</dc:date>
    <meta:document-statistic meta:table-count="5" meta:cell-count="1368" meta:object-count="0"/>
  </office:meta>
</office:document-meta>
</file>